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F1000003143E9262C012660AF8.png" manifest:media-type="image/png"/>
  <manifest:file-entry manifest:full-path="Pictures/10000001000005060000031C98BEB9E8A591CD4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adornments="Regular" style:font-family-generic="swiss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 smil:type="miscShapeWipe" smil:subtype="cornersIn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cornersIn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2.17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title">
      <style:graphic-properties fo:min-height="3.506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6pt" style:font-size-asian="16pt" style:font-size-complex="16pt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3.506cm" svg:x="0cm" svg:y="3.2cm" presentation:class="title" presentation:user-transformed="true">
          <draw:text-box>
            <text:p>Masscollabs Services</text:p>
          </draw:text-box>
        </draw:frame>
        <draw:frame presentation:style-name="pr2" draw:text-style-name="P2" draw:layer="layout" svg:width="28cm" svg:height="2.179cm" svg:x="0cm" svg:y="5.221cm">
          <draw:text-box>
            <text:p><text:span text:style-name="T1">Free Software Services from desktop, mobile and to cloud since 22 December 20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1" draw:id="i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Masscollabs Services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Our daily workflow is providing Free Software training to the individuals and to organizations</text:p>
              </text:list-item>
              <text:list-item>
                <text:p>We also give technical support including development for applications which run over a network and which is why we choose AGPLv3-or-later license for our services</text:p>
              </text:list-item>
            </text:list>
          </draw:text-box>
        </draw:frame>
        <anim:par presentation:node-type="timing-root">
          <anim:par smil:begin="id1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xml:id="id2" draw:id="id2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Masscollabs Services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QA for your questions please visit irc.libera.chat and join #masscollabs channel</text:p>
              </text:list-item>
            </text:list>
          </draw:text-box>
        </draw:frame>
        <anim:par presentation:node-type="timing-root">
          <anim:par smil:begin="id2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adornments="Regular" style:font-family-generic="swiss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5060000031C98BEB9E8A591CD45.png" xlink:type="simple" xlink:show="embed" xlink:actuate="onLoad"/>
    <draw:fill-image draw:name="background" xlink:href="Pictures/10000001000004F1000003143E9262C012660AF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 draw:shadow="hidden" draw:shadow-offset-x="0.1cm" draw:shadow-offset-y="0.1cm" draw:shadow-opacity="9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eduardunix </meta:initial-creator>
    <meta:creation-date>2015-08-05T15:57:35.827918077</meta:creation-date>
    <dc:date>2024-02-10T14:58:22.271468047</dc:date>
    <meta:editing-duration>PT27M56S</meta:editing-duration>
    <meta:editing-cycles>7</meta:editing-cycles>
    <meta:generator>LibreOffice/7.3.7.2$Linux_X86_64 LibreOffice_project/30$Build-2</meta:generator>
    <meta:document-statistic meta:object-count="33"/>
  </office:meta>
</office:document-meta>
</file>